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81c" officeooo:paragraph-rsid="001c981c"/>
    </style:style>
    <style:style style:name="P2" style:family="paragraph" style:parent-style-name="Standard">
      <style:text-properties officeooo:rsid="001cde04" officeooo:paragraph-rsid="001cde04"/>
    </style:style>
    <style:style style:name="P3" style:family="paragraph" style:parent-style-name="Standard">
      <style:text-properties officeooo:rsid="001df4ee" officeooo:paragraph-rsid="001df4ee"/>
    </style:style>
    <style:style style:name="P4" style:family="paragraph" style:parent-style-name="Standard">
      <style:text-properties officeooo:rsid="001e5b06" officeooo:paragraph-rsid="001e5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tube downloader</text:p>
      <text:p text:style-name="P1"/>
      <text:p text:style-name="P1">Why is this aplication written?</text:p>
      <text:p text:style-name="P1">This aplication is written to download audio and video from the website youtube.com.</text:p>
      <text:p text:style-name="P1"/>
      <text:p text:style-name="P1">Features that shoud work in this aplication:</text:p>
      <text:p text:style-name="P1">- Be virus free</text:p>
      <text:p text:style-name="P1">- Advertising free</text:p>
      <text:p text:style-name="P1">- be able to explicity download 720p video + audo</text:p>
      <text:p text:style-name="P1">- be able to download maximum resolution of the video.</text:p>
      <text:p text:style-name="P1">- be able to download only audio</text:p>
      <text:p text:style-name="P1">- interface shoude not let you download vido only but functionality shoud be there.</text:p>
      <text:p text:style-name="P1">- description and thumbnail shoud be shown before dowload o video.</text:p>
      <text:p text:style-name="P1"/>
      <text:p text:style-name="P1">Licensing</text:p>
      <text:p text:style-name="P1">the aplication and this code is going to be put available publicly on github with source code and a version there its can be run without compiling it. (for regular users)</text:p>
      <text:p text:style-name="P1"/>
      <text:p text:style-name="P1">System requirement:</text:p>
      <text:p text:style-name="P1">os: Linux</text:p>
      <text:p text:style-name="P1">Interface: wayland or xorg</text:p>
      <text:p text:style-name="P1">cpu: modern cpu from 2008 onward</text:p>
      <text:p text:style-name="P1">internet connection. Connection speed requirement depends on chosen resolution and time available to download it.</text:p>
      <text:p text:style-name="P1"/>
      <text:p text:style-name="P2">Api being used:</text:p>
      <text:p text:style-name="P2">YoutubeExplode nodeplugin.</text:p>
      <text:p text:style-name="P3">Autofaq</text:p>
      <text:p text:style-name="P4">google ap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26T22:46:08.022582752</meta:creation-date>
    <dc:date>2021-07-26T23:09:36.667635740</dc:date>
    <meta:editing-duration>PT22M57S</meta:editing-duration>
    <meta:editing-cycles>5</meta:editing-cycles>
    <meta:generator>LibreOffice/7.1.4.2$Linux_X86_64 LibreOffice_project/f24f0fdd05993382b36ae1109b289ed74e509907</meta:generator>
    <meta:document-statistic meta:table-count="0" meta:image-count="0" meta:object-count="0" meta:page-count="1" meta:paragraph-count="22" meta:word-count="155" meta:character-count="930" meta:non-whitespace-character-count="797"/>
  </office:meta>
</office:document-meta>
</file>